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up?</text:p>
      <text:p text:style-name="Preformatted_20_Text"/>
      <text:p text:style-name="Preformatted_20_Text">If you are reading this, you probably want to try our the website, see what it looks like at this point (If you're not reading this you probably should be). Let's figure out how to do that.</text:p>
      <text:list xml:id="list1330019391" text:style-name="L1">
        <text:list-item>
          <text:p text:style-name="P1">Make sure you have <text:span text:style-name="T1">orbited</text:span><text:span text:style-name="T2">, </text:span><text:span text:style-name="T1">twisted</text:span><text:span text:style-name="T2">, and </text:span><text:span text:style-name="T1">stompservice</text:span><text:span text:style-name="T2"> installed. (You can get all of them with easy_install)</text:span></text:p>
        </text:list-item>
        <text:list-item>
          <text:p text:style-name="P1"><text:span text:style-name="T2">You need to make yourself a database. From the fileviewer directory:</text:span></text:p>
          <text:list>
            <text:list-item>
              <text:p text:style-name="P1"><text:span text:style-name="T2">mkdir db</text:span></text:p>
            </text:list-item>
            <text:list-item>
              <text:p text:style-name="P1"><text:span text:style-name="T2">touch db/file.db</text:span></text:p>
            </text:list-item>
            <text:list-item>
              <text:p text:style-name="P1"><text:span text:style-name="T2">python manage.py syncdb</text:span></text:p>
              <text:list>
                <text:list-item>
                  <text:p text:style-name="P1"><text:span text:style-name="T2">You should make a superuser because you will need to login to access the website. You can manually make other users later if you want to test it out. The authentication system is by no means complete right now...</text:span></text:p>
                </text:list-item>
              </text:list>
            </text:list-item>
          </text:list>
        </text:list-item>
        <text:list-item>
          <text:p text:style-name="P1"><text:span text:style-name="T2">Cool now we gotta start up all the servers. From fileviewer directory again...:</text:span></text:p>
          <text:list>
            <text:list-item>
              <text:p text:style-name="P1"><text:span text:style-name="T2">python manage.py runserver</text:span></text:p>
            </text:list-item>
            <text:list-item>
              <text:p text:style-name="P1"><text:span text:style-name="T2">orbited –config orbited.cfg</text:span></text:p>
            </text:list-item>
            <text:list-item>
              <text:p text:style-name="P1"><text:span text:style-name="T2">python relay.py</text:span></text:p>
            </text:list-item>
          </text:list>
        </text:list-item>
        <text:list-item>
          <text:p text:style-name="P1"><text:span text:style-name="T2">Now go to </text:span><text:a xlink:type="simple" xlink:href="http://localhost:8000/fileviewer/files/all/"><text:span text:style-name="T2">http://localhost:8000/fileviewer/files/all/</text:span></text:a></text:p>
        </text:list-item>
        <text:list-item>
          <text:p text:style-name="P1"><text:span text:style-name="T2">Start uploading some test data from the test_datafiles directory</text:span></text:p>
        </text:list-item>
        <text:list-item>
          <text:p text:style-name="P1"><text:span text:style-name="T2">Try uploading live data via a post request (you'll need </text:span><text:span text:style-name="T1">urllib2 and urllib2_file</text:span><text:span text:style-name="T2"> for this):</text:span></text:p>
          <text:list>
            <text:list-item>
              <text:p text:style-name="P1"><text:span text:style-name="T2">python manage.py shell</text:span></text:p>
              <text:list>
                <text:list-item>
                  <text:p text:style-name="P1"><text:span text:style-name="T2">import urllib2, urllib2_file</text:span></text:p>
                </text:list-item>
                <text:list-item>
                  <text:p text:style-name="P1"><text:span text:style-name="T2">data <text:s/>= {'filename':'PUT_FILENAME_HERE', 'file': open('PUT_PATH_HERE'), 'proposalid':'SOME_NUMBER'}</text:span></text:p>
                </text:list-item>
                <text:list-item>
                  <text:p text:style-name="P1"><text:span text:style-name="T2">urllib2.urlopen("http://localhost:8000/fileviewer/files/forms/upload/", data)</text:span></text:p>
                </text:list-item>
              </text:list>
            </text:list-item>
          </text:list>
        </text:list-item>
      </text:list>
      <text:p text:style-name="Preformatted_20_Text"><text:span text:style-name="T2"/></text:p>
      <text:p text:style-name="Preformatted_20_Text"><text:span text:style-name="T2">Yup. Thats how you do it. So this is what's going on:</text:span></text:p>
      <text:p text:style-name="Preformatted_20_Text"><text:span text:style-name="T2"/></text:p>
      <text:list xml:id="list884733360" text:style-name="L2">
        <text:list-item>
          <text:p text:style-name="P2"><text:span text:style-name="T2">Client requests files/all/</text:span></text:p>
          <text:list>
            <text:list-item>
              <text:p text:style-name="P2"><text:span text:style-name="T2">JS in files_all sends GET request to server to retrieve file data</text:span></text:p>
            </text:list-item>
            <text:list-item>
              <text:p text:style-name="P2"><text:span text:style-name="T2">Stomp client subscribes to updates/files/all</text:span></text:p>
              <text:list>
                <text:list-item>
                  <text:p text:style-name="P2"><text:span text:style-name="T2">If a new file is added, server sends out message to subscribers</text:span></text:p>
                </text:list-item>
                <text:list-item>
                  <text:p text:style-name="P2"><text:span text:style-name="T2">Browser receives message, tells page to resend GET request and update the grid</text:span></text:p>
                </text:list-item>
              </text:list>
            </text:list-item>
            <text:list-item>
              <text:p text:style-name="P2"><text:span text:style-name="T2">Uploads handled via POST request to files/upload with form data containing the file. The proposal id is determined based on the username of the user that uploaded the file</text:span></text:p>
            </text:list-item>
            <text:list-item>
              <text:p text:style-name="P2"><text:span text:style-name="T2">Deletes handled via POST request to files/delete with form information containing the md5 sum of the file to be deleted. This will be changed eventually to be database id instead of md5 sum.</text:span></text:p>
            </text:list-item>
          </text:list>
        </text:list-item>
        <text:list-item>
          <text:p text:style-name="P2"><text:span text:style-name="T2">Client double clicks on a file:</text:span></text:p>
          <text:list>
            <text:list-item>
              <text:p text:style-name="P2"><text:span text:style-name="T2">Redirect to files/{id number}</text:span></text:p>
            </text:list-item>
            <text:list-item>
              <text:p text:style-name="P2"><text:span text:style-name="T2">JS in view_file sends GET request to server to retrieve json of that data file</text:span></text:p>
            </text:list-item>
            <text:list-item>
              <text:p text:style-name="P2"><text:span text:style-name="T2">Stomp subscribes to updates/files/{id number}</text:span></text:p>
              <text:list>
                <text:list-item>
                  <text:p text:style-name="P2"><text:span text:style-name="T2">If a new file is added, server sends out message to subscribers</text:span></text:p>
                </text:list-item>
                <text:list-item>
                  <text:p text:style-name="P2"><text:span text:style-name="T2">Browser receives message, tells page to resend GET request and update the grid and chart</text:span></text:p>
                </text:list-item>
              </text:list>
            </text:list-item>
          </text:list>
        </text:list-item>
      </text:list>
      <text:p text:style-name="Preformatted_20_Text"><text:span text:style-name="T2"/></text:p>
      <text:p text:style-name="Preformatted_20_Text"><text:span text:style-name="T2"/></text:p>
      <text:p text:style-name="Preformatted_20_Text"><text:span text:style-name="T2">If you have any questions or problems, feel free to email me at </text:span><text:a xlink:type="simple" xlink:href="mailto:pjreddie@gmail.com"><text:span text:style-name="T2">pjreddie@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17T11:38:32</dc:date>
    <dc:creator>Joe Redmon</dc:creator>
    <meta:generator>OpenOffice.org/3.2$Linux OpenOffice.org_project/320m12$Build-9483</meta:generator>
    <meta:editing-duration>PT00H26M21S</meta:editing-duration>
    <meta:editing-cycles>38</meta:editing-cycles>
    <meta:document-statistic meta:table-count="0" meta:image-count="0" meta:object-count="0" meta:page-count="1" meta:paragraph-count="34" meta:word-count="396" meta:character-count="2362"/>
  </office:meta>
</office:document-meta>
</file>